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64cm" svg:height="16.504cm" svg:x="15.905cm" svg:y="1.906cm">
            <draw:object draw:notify-on-update-of-ranges="Sheet1.A6:Sheet1.A41 Sheet1.C5:Sheet1.C5 Sheet1.C6:Sheet1.C41 Sheet1.A6:Sheet1.A41 Sheet1.D5:Sheet1.D5 Sheet1.D6:Sheet1.D41 Sheet1.A6:Sheet1.A41 Sheet1.G5:Sheet1.G5 Sheet1.G6:Sheet1.G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ecking Volume calculation algorythm</text:p>
          </table:table-cell>
          <table:table-cell table:number-columns-repeated="3"/>
          <table:table-cell office:value-type="string" calcext:value-type="string">
            <text:p>Time to hot calculations with proper volume and linear vol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ear Factor</text:p>
          </table:table-cell>
          <table:table-cell table:formula="of:=[.C41]/[.A41]" office:value-type="float" office:value="0.549778714378214" calcext:value-type="float">
            <text:p>0.5497787144</text:p>
          </table:table-cell>
          <table:table-cell office:value-type="string" calcext:value-type="string">
            <text:p>Delta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cal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(mm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al Volume</text:p>
          </table:table-cell>
          <table:table-cell office:value-type="string" calcext:value-type="string">
            <text:p>Linear approximation</text:p>
          </table:table-cell>
          <table:table-cell office:value-type="string" calcext:value-type="string">
            <text:p>Difference (minutes *10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ACOS(([.$B$2]-[.A6])/[.$B$2])" office:value-type="float" office:value="0" calcext:value-type="float">
            <text:p>0</text:p>
          </table:table-cell>
          <table:table-cell table:formula="of:=[.$B$3]*( [.$B$2]^2*([.B6] - SIN([.B6]))/2)/1000000" office:value-type="float" office:value="0" calcext:value-type="float">
            <text:p>0</text:p>
          </table:table-cell>
          <table:table-cell table:formula="of:=[.$D$2]*[.A6]" office:value-type="float" office:value="0" calcext:value-type="float">
            <text:p>0</text:p>
          </table:table-cell>
          <table:table-cell table:formula="of:= (([.$F$3]/10)*[.C6]*[.$F$2]/([.$F$4]*100))/60" office:value-type="float" office:value="0" calcext:value-type="float">
            <text:p>0</text:p>
          </table:table-cell>
          <table:table-cell table:formula="of:= (([.$F$3]/10)*[.D6]*[.$F$2]/([.$F$4]*100))/60" office:value-type="float" office:value="0" calcext:value-type="float">
            <text:p>0</text:p>
          </table:table-cell>
          <table:table-cell table:formula="of:=([.F6]-[.E6])*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ACOS(([.$B$2]-[.A7])/[.$B$2])" office:value-type="float" office:value="0.679385152334695" calcext:value-type="float">
            <text:p>0.6793851523</text:p>
          </table:table-cell>
          <table:table-cell table:formula="of:=[.$B$3]*( [.$B$2]^2*([.B7] - SIN([.B7]))/2)/1000000" office:value-type="float" office:value="1.56402903726053" calcext:value-type="float">
            <text:p>1.5640290373</text:p>
          </table:table-cell>
          <table:table-cell table:formula="of:=[.$D$2]*[.A7]" office:value-type="float" office:value="5.49778714378214" calcext:value-type="float">
            <text:p>5.4977871438</text:p>
          </table:table-cell>
          <table:table-cell table:formula="of:= (([.$F$3]/10)*[.C7]*[.$F$2]/([.$F$4]*100))/60" office:value-type="float" office:value="1.45489456666058" calcext:value-type="float">
            <text:p>1.4548945667</text:p>
          </table:table-cell>
          <table:table-cell table:formula="of:= (([.$F$3]/10)*[.D7]*[.$F$2]/([.$F$4]*100))/60" office:value-type="float" office:value="5.11416377419378" calcext:value-type="float">
            <text:p>5.1141637742</text:p>
          </table:table-cell>
          <table:table-cell table:formula="of:=([.F7]-[.E7])*[.$H$2]" office:value-type="float" office:value="36.5926920753321" calcext:value-type="float">
            <text:p>36.5926920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ACOS(([.$B$2]-[.A8])/[.$B$2])" office:value-type="float" office:value="0.965531846651468" calcext:value-type="float">
            <text:p>0.9655318467</text:p>
          </table:table-cell>
          <table:table-cell table:formula="of:=[.$B$3]*( [.$B$2]^2*([.B8] - SIN([.B8]))/2)/1000000" office:value-type="float" office:value="4.38489374932974" calcext:value-type="float">
            <text:p>4.3848937493</text:p>
          </table:table-cell>
          <table:table-cell table:formula="of:=[.$D$2]*[.A8]" office:value-type="float" office:value="10.9955742875643" calcext:value-type="float">
            <text:p>10.9955742876</text:p>
          </table:table-cell>
          <table:table-cell table:formula="of:= (([.$F$3]/10)*[.C8]*[.$F$2]/([.$F$4]*100))/60" office:value-type="float" office:value="4.07892560770984" calcext:value-type="float">
            <text:p>4.0789256077</text:p>
          </table:table-cell>
          <table:table-cell table:formula="of:= (([.$F$3]/10)*[.D8]*[.$F$2]/([.$F$4]*100))/60" office:value-type="float" office:value="10.2283275483876" calcext:value-type="float">
            <text:p>10.2283275484</text:p>
          </table:table-cell>
          <table:table-cell table:formula="of:=([.F8]-[.E8])*[.$H$2]" office:value-type="float" office:value="61.4940194067773" calcext:value-type="float">
            <text:p>61.49401940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ACOS(([.$B$2]-[.A9])/[.$B$2])" office:value-type="float" office:value="1.18849006538841" calcext:value-type="float">
            <text:p>1.1884900654</text:p>
          </table:table-cell>
          <table:table-cell table:formula="of:=[.$B$3]*( [.$B$2]^2*([.B9] - SIN([.B9]))/2)/1000000" office:value-type="float" office:value="7.98342723623516" calcext:value-type="float">
            <text:p>7.9834272362</text:p>
          </table:table-cell>
          <table:table-cell table:formula="of:=[.$D$2]*[.A9]" office:value-type="float" office:value="16.4933614313464" calcext:value-type="float">
            <text:p>16.4933614313</text:p>
          </table:table-cell>
          <table:table-cell table:formula="of:= (([.$F$3]/10)*[.C9]*[.$F$2]/([.$F$4]*100))/60" office:value-type="float" office:value="7.42636142464009" calcext:value-type="float">
            <text:p>7.4263614246</text:p>
          </table:table-cell>
          <table:table-cell table:formula="of:= (([.$F$3]/10)*[.D9]*[.$F$2]/([.$F$4]*100))/60" office:value-type="float" office:value="15.3424913225814" calcext:value-type="float">
            <text:p>15.3424913226</text:p>
          </table:table-cell>
          <table:table-cell table:formula="of:=([.F9]-[.E9])*[.$H$2]" office:value-type="float" office:value="79.1612989794127" calcext:value-type="float">
            <text:p>79.161298979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ACOS(([.$B$2]-[.A10])/[.$B$2])" office:value-type="float" office:value="1.37942630794122" calcext:value-type="float">
            <text:p>1.3794263079</text:p>
          </table:table-cell>
          <table:table-cell table:formula="of:=[.$B$3]*( [.$B$2]^2*([.B10] - SIN([.B10]))/2)/1000000" office:value-type="float" office:value="12.1790031214179" calcext:value-type="float">
            <text:p>12.1790031214</text:p>
          </table:table-cell>
          <table:table-cell table:formula="of:=[.$D$2]*[.A10]" office:value-type="float" office:value="21.9911485751286" calcext:value-type="float">
            <text:p>21.9911485751</text:p>
          </table:table-cell>
          <table:table-cell table:formula="of:= (([.$F$3]/10)*[.C10]*[.$F$2]/([.$F$4]*100))/60" office:value-type="float" office:value="11.3291793480567" calcext:value-type="float">
            <text:p>11.3291793481</text:p>
          </table:table-cell>
          <table:table-cell table:formula="of:= (([.$F$3]/10)*[.D10]*[.$F$2]/([.$F$4]*100))/60" office:value-type="float" office:value="20.4566550967751" calcext:value-type="float">
            <text:p>20.4566550968</text:p>
          </table:table-cell>
          <table:table-cell table:formula="of:=([.F10]-[.E10])*[.$H$2]" office:value-type="float" office:value="91.2747574871843" calcext:value-type="float">
            <text:p>91.27475748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ACOS(([.$B$2]-[.A11])/[.$B$2])" office:value-type="float" office:value="1.55038674662072" calcext:value-type="float">
            <text:p>1.5503867466</text:p>
          </table:table-cell>
          <table:table-cell table:formula="of:=[.$B$3]*( [.$B$2]^2*([.B11] - SIN([.B11]))/2)/1000000" office:value-type="float" office:value="16.8619723304699" calcext:value-type="float">
            <text:p>16.8619723305</text:p>
          </table:table-cell>
          <table:table-cell table:formula="of:=[.$D$2]*[.A11]" office:value-type="float" office:value="27.4889357189107" calcext:value-type="float">
            <text:p>27.4889357189</text:p>
          </table:table-cell>
          <table:table-cell table:formula="of:= (([.$F$3]/10)*[.C11]*[.$F$2]/([.$F$4]*100))/60" office:value-type="float" office:value="15.6853813722993" calcext:value-type="float">
            <text:p>15.6853813723</text:p>
          </table:table-cell>
          <table:table-cell table:formula="of:= (([.$F$3]/10)*[.D11]*[.$F$2]/([.$F$4]*100))/60" office:value-type="float" office:value="25.5708188709689" calcext:value-type="float">
            <text:p>25.570818871</text:p>
          </table:table-cell>
          <table:table-cell table:formula="of:=([.F11]-[.E11])*[.$H$2]" office:value-type="float" office:value="98.8543749866959" calcext:value-type="float">
            <text:p>98.85437498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ACOS(([.$B$2]-[.A12])/[.$B$2])" office:value-type="float" office:value="1.70754869818567" calcext:value-type="float">
            <text:p>1.7075486982</text:p>
          </table:table-cell>
          <table:table-cell table:formula="of:=[.$B$3]*( [.$B$2]^2*([.B12] - SIN([.B12]))/2)/1000000" office:value-type="float" office:value="21.9545951779084" calcext:value-type="float">
            <text:p>21.9545951779</text:p>
          </table:table-cell>
          <table:table-cell table:formula="of:=[.$D$2]*[.A12]" office:value-type="float" office:value="32.9867228626928" calcext:value-type="float">
            <text:p>32.9867228627</text:p>
          </table:table-cell>
          <table:table-cell table:formula="of:= (([.$F$3]/10)*[.C12]*[.$F$2]/([.$F$4]*100))/60" office:value-type="float" office:value="20.4226523143832" calcext:value-type="float">
            <text:p>20.4226523144</text:p>
          </table:table-cell>
          <table:table-cell table:formula="of:= (([.$F$3]/10)*[.D12]*[.$F$2]/([.$F$4]*100))/60" office:value-type="float" office:value="30.6849826451627" calcext:value-type="float">
            <text:p>30.6849826452</text:p>
          </table:table-cell>
          <table:table-cell table:formula="of:=([.F12]-[.E12])*[.$H$2]" office:value-type="float" office:value="102.623303307795" calcext:value-type="float">
            <text:p>102.62330330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ACOS(([.$B$2]-[.A13])/[.$B$2])" office:value-type="float" office:value="1.85459043600322" calcext:value-type="float">
            <text:p>1.854590436</text:p>
          </table:table-cell>
          <table:table-cell table:formula="of:=[.$B$3]*( [.$B$2]^2*([.B13] - SIN([.B13]))/2)/1000000" office:value-type="float" office:value="27.3968321025988" calcext:value-type="float">
            <text:p>27.3968321026</text:p>
          </table:table-cell>
          <table:table-cell table:formula="of:=[.$D$2]*[.A13]" office:value-type="float" office:value="38.484510006475" calcext:value-type="float">
            <text:p>38.4845100065</text:p>
          </table:table-cell>
          <table:table-cell table:formula="of:= (([.$F$3]/10)*[.C13]*[.$F$2]/([.$F$4]*100))/60" office:value-type="float" office:value="25.4851420403285" calcext:value-type="float">
            <text:p>25.4851420403</text:p>
          </table:table-cell>
          <table:table-cell table:formula="of:= (([.$F$3]/10)*[.D13]*[.$F$2]/([.$F$4]*100))/60" office:value-type="float" office:value="35.7991464193565" calcext:value-type="float">
            <text:p>35.7991464194</text:p>
          </table:table-cell>
          <table:table-cell table:formula="of:=([.F13]-[.E13])*[.$H$2]" office:value-type="float" office:value="103.14004379028" calcext:value-type="float">
            <text:p>103.1400437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ACOS(([.$B$2]-[.A14])/[.$B$2])" office:value-type="float" office:value="1.99392174854973" calcext:value-type="float">
            <text:p>1.9939217485</text:p>
          </table:table-cell>
          <table:table-cell table:formula="of:=[.$B$3]*( [.$B$2]^2*([.B14] - SIN([.B14]))/2)/1000000" office:value-type="float" office:value="33.1396704816073" calcext:value-type="float">
            <text:p>33.1396704816</text:p>
          </table:table-cell>
          <table:table-cell table:formula="of:=[.$D$2]*[.A14]" office:value-type="float" office:value="43.9822971502571" calcext:value-type="float">
            <text:p>43.9822971503</text:p>
          </table:table-cell>
          <table:table-cell table:formula="of:= (([.$F$3]/10)*[.C14]*[.$F$2]/([.$F$4]*100))/60" office:value-type="float" office:value="30.8272579191129" calcext:value-type="float">
            <text:p>30.8272579191</text:p>
          </table:table-cell>
          <table:table-cell table:formula="of:= (([.$F$3]/10)*[.D14]*[.$F$2]/([.$F$4]*100))/60" office:value-type="float" office:value="40.9133101935503" calcext:value-type="float">
            <text:p>40.9133101936</text:p>
          </table:table-cell>
          <table:table-cell table:formula="of:=([.F14]-[.E14])*[.$H$2]" office:value-type="float" office:value="100.860522744373" calcext:value-type="float">
            <text:p>100.86052274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ACOS(([.$B$2]-[.A15])/[.$B$2])" office:value-type="float" office:value="2.12723238779027" calcext:value-type="float">
            <text:p>2.1272323878</text:p>
          </table:table-cell>
          <table:table-cell table:formula="of:=[.$B$3]*( [.$B$2]^2*([.B15] - SIN([.B15]))/2)/1000000" office:value-type="float" office:value="39.1414923567538" calcext:value-type="float">
            <text:p>39.1414923568</text:p>
          </table:table-cell>
          <table:table-cell table:formula="of:=[.$D$2]*[.A15]" office:value-type="float" office:value="49.4800842940392" calcext:value-type="float">
            <text:p>49.480084294</text:p>
          </table:table-cell>
          <table:table-cell table:formula="of:= (([.$F$3]/10)*[.C15]*[.$F$2]/([.$F$4]*100))/60" office:value-type="float" office:value="36.4102860011937" calcext:value-type="float">
            <text:p>36.4102860012</text:p>
          </table:table-cell>
          <table:table-cell table:formula="of:= (([.$F$3]/10)*[.D15]*[.$F$2]/([.$F$4]*100))/60" office:value-type="float" office:value="46.0274739677441" calcext:value-type="float">
            <text:p>46.0274739677</text:p>
          </table:table-cell>
          <table:table-cell table:formula="of:=([.F15]-[.E15])*[.$H$2]" office:value-type="float" office:value="96.171879665504" calcext:value-type="float">
            <text:p>96.17187966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ACOS(([.$B$2]-[.A16])/[.$B$2])" office:value-type="float" office:value="2.25577056544252" calcext:value-type="float">
            <text:p>2.2557705654</text:p>
          </table:table-cell>
          <table:table-cell table:formula="of:=[.$B$3]*( [.$B$2]^2*([.B16] - SIN([.B16]))/2)/1000000" office:value-type="float" office:value="45.3658911154142" calcext:value-type="float">
            <text:p>45.3658911154</text:p>
          </table:table-cell>
          <table:table-cell table:formula="of:=[.$D$2]*[.A16]" office:value-type="float" office:value="54.9778714378214" calcext:value-type="float">
            <text:p>54.9778714378</text:p>
          </table:table-cell>
          <table:table-cell table:formula="of:= (([.$F$3]/10)*[.C16]*[.$F$2]/([.$F$4]*100))/60" office:value-type="float" office:value="42.200360046472" calcext:value-type="float">
            <text:p>42.2003600465</text:p>
          </table:table-cell>
          <table:table-cell table:formula="of:= (([.$F$3]/10)*[.D16]*[.$F$2]/([.$F$4]*100))/60" office:value-type="float" office:value="51.1416377419378" calcext:value-type="float">
            <text:p>51.1416377419</text:p>
          </table:table-cell>
          <table:table-cell table:formula="of:=([.F16]-[.E16])*[.$H$2]" office:value-type="float" office:value="89.4127769546589" calcext:value-type="float">
            <text:p>89.41277695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ACOS(([.$B$2]-[.A17])/[.$B$2])" office:value-type="float" office:value="2.38049827021015" calcext:value-type="float">
            <text:p>2.3804982702</text:p>
          </table:table-cell>
          <table:table-cell table:formula="of:=[.$B$3]*( [.$B$2]^2*([.B17] - SIN([.B17]))/2)/1000000" office:value-type="float" office:value="51.7802596731325" calcext:value-type="float">
            <text:p>51.7802596731</text:p>
          </table:table-cell>
          <table:table-cell table:formula="of:=[.$D$2]*[.A17]" office:value-type="float" office:value="60.4756585816035" calcext:value-type="float">
            <text:p>60.4756585816</text:p>
          </table:table-cell>
          <table:table-cell table:formula="of:= (([.$F$3]/10)*[.C17]*[.$F$2]/([.$F$4]*100))/60" office:value-type="float" office:value="48.167148220385" calcext:value-type="float">
            <text:p>48.1671482204</text:p>
          </table:table-cell>
          <table:table-cell table:formula="of:= (([.$F$3]/10)*[.D17]*[.$F$2]/([.$F$4]*100))/60" office:value-type="float" office:value="56.2558015161316" calcext:value-type="float">
            <text:p>56.2558015161</text:p>
          </table:table-cell>
          <table:table-cell table:formula="of:=([.F17]-[.E17])*[.$H$2]" office:value-type="float" office:value="80.8865329574664" calcext:value-type="float">
            <text:p>80.88653295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ACOS(([.$B$2]-[.A18])/[.$B$2])" office:value-type="float" office:value="2.5021843562643" calcext:value-type="float">
            <text:p>2.5021843563</text:p>
          </table:table-cell>
          <table:table-cell table:formula="of:=[.$B$3]*( [.$B$2]^2*([.B18] - SIN([.B18]))/2)/1000000" office:value-type="float" office:value="58.3548234121744" calcext:value-type="float">
            <text:p>58.3548234122</text:p>
          </table:table-cell>
          <table:table-cell table:formula="of:=[.$D$2]*[.A18]" office:value-type="float" office:value="65.9734457253857" calcext:value-type="float">
            <text:p>65.9734457254</text:p>
          </table:table-cell>
          <table:table-cell table:formula="of:= (([.$F$3]/10)*[.C18]*[.$F$2]/([.$F$4]*100))/60" office:value-type="float" office:value="54.2829535118582" calcext:value-type="float">
            <text:p>54.2829535119</text:p>
          </table:table-cell>
          <table:table-cell table:formula="of:= (([.$F$3]/10)*[.D18]*[.$F$2]/([.$F$4]*100))/60" office:value-type="float" office:value="61.3699652903254" calcext:value-type="float">
            <text:p>61.3699652903</text:p>
          </table:table-cell>
          <table:table-cell table:formula="of:=([.F18]-[.E18])*[.$H$2]" office:value-type="float" office:value="70.870117784672" calcext:value-type="float">
            <text:p>70.87011778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ACOS(([.$B$2]-[.A19])/[.$B$2])" office:value-type="float" office:value="2.62146370816101" calcext:value-type="float">
            <text:p>2.6214637082</text:p>
          </table:table-cell>
          <table:table-cell table:formula="of:=[.$B$3]*( [.$B$2]^2*([.B19] - SIN([.B19]))/2)/1000000" office:value-type="float" office:value="65.0619449896719" calcext:value-type="float">
            <text:p>65.0619449897</text:p>
          </table:table-cell>
          <table:table-cell table:formula="of:=[.$D$2]*[.A19]" office:value-type="float" office:value="71.4712328691678" calcext:value-type="float">
            <text:p>71.4712328692</text:p>
          </table:table-cell>
          <table:table-cell table:formula="of:= (([.$F$3]/10)*[.C19]*[.$F$2]/([.$F$4]*100))/60" office:value-type="float" office:value="60.5220670503925" calcext:value-type="float">
            <text:p>60.5220670504</text:p>
          </table:table-cell>
          <table:table-cell table:formula="of:= (([.$F$3]/10)*[.D19]*[.$F$2]/([.$F$4]*100))/60" office:value-type="float" office:value="66.4841290645192" calcext:value-type="float">
            <text:p>66.4841290645</text:p>
          </table:table-cell>
          <table:table-cell table:formula="of:=([.F19]-[.E19])*[.$H$2]" office:value-type="float" office:value="59.6206201412667" calcext:value-type="float">
            <text:p>59.620620141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ACOS(([.$B$2]-[.A20])/[.$B$2])" office:value-type="float" office:value="2.73887681200913" calcext:value-type="float">
            <text:p>2.738876812</text:p>
          </table:table-cell>
          <table:table-cell table:formula="of:=[.$B$3]*( [.$B$2]^2*([.B20] - SIN([.B20]))/2)/1000000" office:value-type="float" office:value="71.8756026281421" calcext:value-type="float">
            <text:p>71.8756026281</text:p>
          </table:table-cell>
          <table:table-cell table:formula="of:=[.$D$2]*[.A20]" office:value-type="float" office:value="76.9690200129499" calcext:value-type="float">
            <text:p>76.969020013</text:p>
          </table:table-cell>
          <table:table-cell table:formula="of:= (([.$F$3]/10)*[.C20]*[.$F$2]/([.$F$4]*100))/60" office:value-type="float" office:value="66.8602828003118" calcext:value-type="float">
            <text:p>66.8602828003</text:p>
          </table:table-cell>
          <table:table-cell table:formula="of:= (([.$F$3]/10)*[.D20]*[.$F$2]/([.$F$4]*100))/60" office:value-type="float" office:value="71.598292838713" calcext:value-type="float">
            <text:p>71.5982928387</text:p>
          </table:table-cell>
          <table:table-cell table:formula="of:=([.F20]-[.E20])*[.$H$2]" office:value-type="float" office:value="47.3801003840123" calcext:value-type="float">
            <text:p>47.3801003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ACOS(([.$B$2]-[.A21])/[.$B$2])" office:value-type="float" office:value="2.85489751577906" calcext:value-type="float">
            <text:p>2.8548975158</text:p>
          </table:table-cell>
          <table:table-cell table:formula="of:=[.$B$3]*( [.$B$2]^2*([.B21] - SIN([.B21]))/2)/1000000" office:value-type="float" office:value="78.7709823828894" calcext:value-type="float">
            <text:p>78.7709823829</text:p>
          </table:table-cell>
          <table:table-cell table:formula="of:=[.$D$2]*[.A21]" office:value-type="float" office:value="82.4668071567321" calcext:value-type="float">
            <text:p>82.4668071567</text:p>
          </table:table-cell>
          <table:table-cell table:formula="of:= (([.$F$3]/10)*[.C21]*[.$F$2]/([.$F$4]*100))/60" office:value-type="float" office:value="73.2745182788389" calcext:value-type="float">
            <text:p>73.2745182788</text:p>
          </table:table-cell>
          <table:table-cell table:formula="of:= (([.$F$3]/10)*[.D21]*[.$F$2]/([.$F$4]*100))/60" office:value-type="float" office:value="76.7124566129068" calcext:value-type="float">
            <text:p>76.7124566129</text:p>
          </table:table-cell>
          <table:table-cell table:formula="of:=([.F21]-[.E21])*[.$H$2]" office:value-type="float" office:value="34.3793833406788" calcext:value-type="float">
            <text:p>34.37938334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ACOS(([.$B$2]-[.A22])/[.$B$2])" office:value-type="float" office:value="2.969953472578" calcext:value-type="float">
            <text:p>2.9699534726</text:p>
          </table:table-cell>
          <table:table-cell table:formula="of:=[.$B$3]*( [.$B$2]^2*([.B22] - SIN([.B22]))/2)/1000000" office:value-type="float" office:value="85.7241463654525" calcext:value-type="float">
            <text:p>85.7241463655</text:p>
          </table:table-cell>
          <table:table-cell table:formula="of:=[.$D$2]*[.A22]" office:value-type="float" office:value="87.9645943005142" calcext:value-type="float">
            <text:p>87.9645943005</text:p>
          </table:table-cell>
          <table:table-cell table:formula="of:= (([.$F$3]/10)*[.C22]*[.$F$2]/([.$F$4]*100))/60" office:value-type="float" office:value="79.7425059301743" calcext:value-type="float">
            <text:p>79.7425059302</text:p>
          </table:table-cell>
          <table:table-cell table:formula="of:= (([.$F$3]/10)*[.D22]*[.$F$2]/([.$F$4]*100))/60" office:value-type="float" office:value="81.8266203871005" calcext:value-type="float">
            <text:p>81.8266203871</text:p>
          </table:table-cell>
          <table:table-cell table:formula="of:=([.F22]-[.E22])*[.$H$2]" office:value-type="float" office:value="20.8411445692629" calcext:value-type="float">
            <text:p>20.84114456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ACOS(([.$B$2]-[.A23])/[.$B$2])" office:value-type="float" office:value="3.08444201905121" calcext:value-type="float">
            <text:p>3.0844420191</text:p>
          </table:table-cell>
          <table:table-cell table:formula="of:=[.$B$3]*( [.$B$2]^2*([.B23] - SIN([.B23]))/2)/1000000" office:value-type="float" office:value="92.7117512649896" calcext:value-type="float">
            <text:p>92.711751265</text:p>
          </table:table-cell>
          <table:table-cell table:formula="of:=[.$D$2]*[.A23]" office:value-type="float" office:value="93.4623814442963" calcext:value-type="float">
            <text:p>93.4623814443</text:p>
          </table:table-cell>
          <table:table-cell table:formula="of:= (([.$F$3]/10)*[.C23]*[.$F$2]/([.$F$4]*100))/60" office:value-type="float" office:value="86.2425312878326" calcext:value-type="float">
            <text:p>86.2425312878</text:p>
          </table:table-cell>
          <table:table-cell table:formula="of:= (([.$F$3]/10)*[.D23]*[.$F$2]/([.$F$4]*100))/60" office:value-type="float" office:value="86.9407841612943" calcext:value-type="float">
            <text:p>86.9407841613</text:p>
          </table:table-cell>
          <table:table-cell table:formula="of:=([.F23]-[.E23])*[.$H$2]" office:value-type="float" office:value="6.98252873461726" calcext:value-type="float">
            <text:p>6.98252873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ACOS(([.$B$2]-[.A24])/[.$B$2])" office:value-type="float" office:value="3.19874328812838" calcext:value-type="float">
            <text:p>3.1987432881</text:p>
          </table:table-cell>
          <table:table-cell table:formula="of:=[.$B$3]*( [.$B$2]^2*([.B24] - SIN([.B24]))/2)/1000000" office:value-type="float" office:value="99.7107987673852" calcext:value-type="float">
            <text:p>99.7107987674</text:p>
          </table:table-cell>
          <table:table-cell table:formula="of:=[.$D$2]*[.A24]" office:value-type="float" office:value="98.9601685880785" calcext:value-type="float">
            <text:p>98.9601685881</text:p>
          </table:table-cell>
          <table:table-cell table:formula="of:= (([.$F$3]/10)*[.C24]*[.$F$2]/([.$F$4]*100))/60" office:value-type="float" office:value="92.7532008089499" calcext:value-type="float">
            <text:p>92.7532008089</text:p>
          </table:table-cell>
          <table:table-cell table:formula="of:= (([.$F$3]/10)*[.D24]*[.$F$2]/([.$F$4]*100))/60" office:value-type="float" office:value="92.0549479354881" calcext:value-type="float">
            <text:p>92.0549479355</text:p>
          </table:table-cell>
          <table:table-cell table:formula="of:=([.F24]-[.E24])*[.$H$2]" office:value-type="float" office:value="-6.98252873461726" calcext:value-type="float">
            <text:p>-6.98252873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ACOS(([.$B$2]-[.A25])/[.$B$2])" office:value-type="float" office:value="3.31323183460158" calcext:value-type="float">
            <text:p>3.3132318346</text:p>
          </table:table-cell>
          <table:table-cell table:formula="of:=[.$B$3]*( [.$B$2]^2*([.B25] - SIN([.B25]))/2)/1000000" office:value-type="float" office:value="106.698403666922" calcext:value-type="float">
            <text:p>106.6984036669</text:p>
          </table:table-cell>
          <table:table-cell table:formula="of:=[.$D$2]*[.A25]" office:value-type="float" office:value="104.457955731861" calcext:value-type="float">
            <text:p>104.4579557319</text:p>
          </table:table-cell>
          <table:table-cell table:formula="of:= (([.$F$3]/10)*[.C25]*[.$F$2]/([.$F$4]*100))/60" office:value-type="float" office:value="99.2532261666082" calcext:value-type="float">
            <text:p>99.2532261666</text:p>
          </table:table-cell>
          <table:table-cell table:formula="of:= (([.$F$3]/10)*[.D25]*[.$F$2]/([.$F$4]*100))/60" office:value-type="float" office:value="97.1691117096819" calcext:value-type="float">
            <text:p>97.1691117097</text:p>
          </table:table-cell>
          <table:table-cell table:formula="of:=([.F25]-[.E25])*[.$H$2]" office:value-type="float" office:value="-20.841144569263" calcext:value-type="float">
            <text:p>-20.84114456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ACOS(([.$B$2]-[.A26])/[.$B$2])" office:value-type="float" office:value="3.42828779140052" calcext:value-type="float">
            <text:p>3.4282877914</text:p>
          </table:table-cell>
          <table:table-cell table:formula="of:=[.$B$3]*( [.$B$2]^2*([.B26] - SIN([.B26]))/2)/1000000" office:value-type="float" office:value="113.651567649485" calcext:value-type="float">
            <text:p>113.6515676495</text:p>
          </table:table-cell>
          <table:table-cell table:formula="of:=[.$D$2]*[.A26]" office:value-type="float" office:value="109.955742875643" calcext:value-type="float">
            <text:p>109.9557428756</text:p>
          </table:table-cell>
          <table:table-cell table:formula="of:= (([.$F$3]/10)*[.C26]*[.$F$2]/([.$F$4]*100))/60" office:value-type="float" office:value="105.721213817944" calcext:value-type="float">
            <text:p>105.7212138179</text:p>
          </table:table-cell>
          <table:table-cell table:formula="of:= (([.$F$3]/10)*[.D26]*[.$F$2]/([.$F$4]*100))/60" office:value-type="float" office:value="102.283275483876" calcext:value-type="float">
            <text:p>102.2832754839</text:p>
          </table:table-cell>
          <table:table-cell table:formula="of:=([.F26]-[.E26])*[.$H$2]" office:value-type="float" office:value="-34.3793833406788" calcext:value-type="float">
            <text:p>-34.37938334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ACOS(([.$B$2]-[.A27])/[.$B$2])" office:value-type="float" office:value="3.54430849517045" calcext:value-type="float">
            <text:p>3.5443084952</text:p>
          </table:table-cell>
          <table:table-cell table:formula="of:=[.$B$3]*( [.$B$2]^2*([.B27] - SIN([.B27]))/2)/1000000" office:value-type="float" office:value="120.546947404233" calcext:value-type="float">
            <text:p>120.5469474042</text:p>
          </table:table-cell>
          <table:table-cell table:formula="of:=[.$D$2]*[.A27]" office:value-type="float" office:value="115.453530019425" calcext:value-type="float">
            <text:p>115.4535300194</text:p>
          </table:table-cell>
          <table:table-cell table:formula="of:= (([.$F$3]/10)*[.C27]*[.$F$2]/([.$F$4]*100))/60" office:value-type="float" office:value="112.135449296471" calcext:value-type="float">
            <text:p>112.1354492965</text:p>
          </table:table-cell>
          <table:table-cell table:formula="of:= (([.$F$3]/10)*[.D27]*[.$F$2]/([.$F$4]*100))/60" office:value-type="float" office:value="107.397439258069" calcext:value-type="float">
            <text:p>107.3974392581</text:p>
          </table:table-cell>
          <table:table-cell table:formula="of:=([.F27]-[.E27])*[.$H$2]" office:value-type="float" office:value="-47.3801003840127" calcext:value-type="float">
            <text:p>-47.3801003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ACOS(([.$B$2]-[.A28])/[.$B$2])" office:value-type="float" office:value="3.66172159901858" calcext:value-type="float">
            <text:p>3.661721599</text:p>
          </table:table-cell>
          <table:table-cell table:formula="of:=[.$B$3]*( [.$B$2]^2*([.B28] - SIN([.B28]))/2)/1000000" office:value-type="float" office:value="127.360605042703" calcext:value-type="float">
            <text:p>127.3606050427</text:p>
          </table:table-cell>
          <table:table-cell table:formula="of:=[.$D$2]*[.A28]" office:value-type="float" office:value="120.951317163207" calcext:value-type="float">
            <text:p>120.9513171632</text:p>
          </table:table-cell>
          <table:table-cell table:formula="of:= (([.$F$3]/10)*[.C28]*[.$F$2]/([.$F$4]*100))/60" office:value-type="float" office:value="118.47366504639" calcext:value-type="float">
            <text:p>118.4736650464</text:p>
          </table:table-cell>
          <table:table-cell table:formula="of:= (([.$F$3]/10)*[.D28]*[.$F$2]/([.$F$4]*100))/60" office:value-type="float" office:value="112.511603032263" calcext:value-type="float">
            <text:p>112.5116030323</text:p>
          </table:table-cell>
          <table:table-cell table:formula="of:=([.F28]-[.E28])*[.$H$2]" office:value-type="float" office:value="-59.6206201412667" calcext:value-type="float">
            <text:p>-59.62062014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ACOS(([.$B$2]-[.A29])/[.$B$2])" office:value-type="float" office:value="3.78100095091529" calcext:value-type="float">
            <text:p>3.7810009509</text:p>
          </table:table-cell>
          <table:table-cell table:formula="of:=[.$B$3]*( [.$B$2]^2*([.B29] - SIN([.B29]))/2)/1000000" office:value-type="float" office:value="134.0677266202" calcext:value-type="float">
            <text:p>134.0677266202</text:p>
          </table:table-cell>
          <table:table-cell table:formula="of:=[.$D$2]*[.A29]" office:value-type="float" office:value="126.449104306989" calcext:value-type="float">
            <text:p>126.449104307</text:p>
          </table:table-cell>
          <table:table-cell table:formula="of:= (([.$F$3]/10)*[.C29]*[.$F$2]/([.$F$4]*100))/60" office:value-type="float" office:value="124.712778584924" calcext:value-type="float">
            <text:p>124.7127785849</text:p>
          </table:table-cell>
          <table:table-cell table:formula="of:= (([.$F$3]/10)*[.D29]*[.$F$2]/([.$F$4]*100))/60" office:value-type="float" office:value="117.625766806457" calcext:value-type="float">
            <text:p>117.6257668065</text:p>
          </table:table-cell>
          <table:table-cell table:formula="of:=([.F29]-[.E29])*[.$H$2]" office:value-type="float" office:value="-70.8701177846721" calcext:value-type="float">
            <text:p>-70.87011778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ACOS(([.$B$2]-[.A30])/[.$B$2])" office:value-type="float" office:value="3.90268703696943" calcext:value-type="float">
            <text:p>3.902687037</text:p>
          </table:table-cell>
          <table:table-cell table:formula="of:=[.$B$3]*( [.$B$2]^2*([.B30] - SIN([.B30]))/2)/1000000" office:value-type="float" office:value="140.642290359242" calcext:value-type="float">
            <text:p>140.6422903592</text:p>
          </table:table-cell>
          <table:table-cell table:formula="of:=[.$D$2]*[.A30]" office:value-type="float" office:value="131.946891450771" calcext:value-type="float">
            <text:p>131.9468914508</text:p>
          </table:table-cell>
          <table:table-cell table:formula="of:= (([.$F$3]/10)*[.C30]*[.$F$2]/([.$F$4]*100))/60" office:value-type="float" office:value="130.828583876397" calcext:value-type="float">
            <text:p>130.8285838764</text:p>
          </table:table-cell>
          <table:table-cell table:formula="of:= (([.$F$3]/10)*[.D30]*[.$F$2]/([.$F$4]*100))/60" office:value-type="float" office:value="122.739930580651" calcext:value-type="float">
            <text:p>122.7399305807</text:p>
          </table:table-cell>
          <table:table-cell table:formula="of:=([.F30]-[.E30])*[.$H$2]" office:value-type="float" office:value="-80.8865329574662" calcext:value-type="float">
            <text:p>-80.88653295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*ACOS(([.$B$2]-[.A31])/[.$B$2])" office:value-type="float" office:value="4.02741474173707" calcext:value-type="float">
            <text:p>4.0274147417</text:p>
          </table:table-cell>
          <table:table-cell table:formula="of:=[.$B$3]*( [.$B$2]^2*([.B31] - SIN([.B31]))/2)/1000000" office:value-type="float" office:value="147.056658916961" calcext:value-type="float">
            <text:p>147.056658917</text:p>
          </table:table-cell>
          <table:table-cell table:formula="of:=[.$D$2]*[.A31]" office:value-type="float" office:value="137.444678594553" calcext:value-type="float">
            <text:p>137.4446785946</text:p>
          </table:table-cell>
          <table:table-cell table:formula="of:= (([.$F$3]/10)*[.C31]*[.$F$2]/([.$F$4]*100))/60" office:value-type="float" office:value="136.795372050311" calcext:value-type="float">
            <text:p>136.7953720503</text:p>
          </table:table-cell>
          <table:table-cell table:formula="of:= (([.$F$3]/10)*[.D31]*[.$F$2]/([.$F$4]*100))/60" office:value-type="float" office:value="127.854094354845" calcext:value-type="float">
            <text:p>127.8540943548</text:p>
          </table:table-cell>
          <table:table-cell table:formula="of:=([.F31]-[.E31])*[.$H$2]" office:value-type="float" office:value="-89.4127769546593" calcext:value-type="float">
            <text:p>-89.41277695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*ACOS(([.$B$2]-[.A32])/[.$B$2])" office:value-type="float" office:value="4.15595291938932" calcext:value-type="float">
            <text:p>4.1559529194</text:p>
          </table:table-cell>
          <table:table-cell table:formula="of:=[.$B$3]*( [.$B$2]^2*([.B32] - SIN([.B32]))/2)/1000000" office:value-type="float" office:value="153.281057675621" calcext:value-type="float">
            <text:p>153.2810576756</text:p>
          </table:table-cell>
          <table:table-cell table:formula="of:=[.$D$2]*[.A32]" office:value-type="float" office:value="142.942465738336" calcext:value-type="float">
            <text:p>142.9424657383</text:p>
          </table:table-cell>
          <table:table-cell table:formula="of:= (([.$F$3]/10)*[.C32]*[.$F$2]/([.$F$4]*100))/60" office:value-type="float" office:value="142.585446095589" calcext:value-type="float">
            <text:p>142.5854460956</text:p>
          </table:table-cell>
          <table:table-cell table:formula="of:= (([.$F$3]/10)*[.D32]*[.$F$2]/([.$F$4]*100))/60" office:value-type="float" office:value="132.968258129038" calcext:value-type="float">
            <text:p>132.968258129</text:p>
          </table:table-cell>
          <table:table-cell table:formula="of:=([.F32]-[.E32])*[.$H$2]" office:value-type="float" office:value="-96.171879665504" calcext:value-type="float">
            <text:p>-96.17187966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*ACOS(([.$B$2]-[.A33])/[.$B$2])" office:value-type="float" office:value="4.28926355862985" calcext:value-type="float">
            <text:p>4.2892635586</text:p>
          </table:table-cell>
          <table:table-cell table:formula="of:=[.$B$3]*( [.$B$2]^2*([.B33] - SIN([.B33]))/2)/1000000" office:value-type="float" office:value="159.282879550768" calcext:value-type="float">
            <text:p>159.2828795508</text:p>
          </table:table-cell>
          <table:table-cell table:formula="of:=[.$D$2]*[.A33]" office:value-type="float" office:value="148.440252882118" calcext:value-type="float">
            <text:p>148.4402528821</text:p>
          </table:table-cell>
          <table:table-cell table:formula="of:= (([.$F$3]/10)*[.C33]*[.$F$2]/([.$F$4]*100))/60" office:value-type="float" office:value="148.16847417767" calcext:value-type="float">
            <text:p>148.1684741777</text:p>
          </table:table-cell>
          <table:table-cell table:formula="of:= (([.$F$3]/10)*[.D33]*[.$F$2]/([.$F$4]*100))/60" office:value-type="float" office:value="138.082421903232" calcext:value-type="float">
            <text:p>138.0824219032</text:p>
          </table:table-cell>
          <table:table-cell table:formula="of:=([.F33]-[.E33])*[.$H$2]" office:value-type="float" office:value="-100.860522744374" calcext:value-type="float">
            <text:p>-100.86052274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*ACOS(([.$B$2]-[.A34])/[.$B$2])" office:value-type="float" office:value="4.42859487117636" calcext:value-type="float">
            <text:p>4.4285948712</text:p>
          </table:table-cell>
          <table:table-cell table:formula="of:=[.$B$3]*( [.$B$2]^2*([.B34] - SIN([.B34]))/2)/1000000" office:value-type="float" office:value="165.025717929776" calcext:value-type="float">
            <text:p>165.0257179298</text:p>
          </table:table-cell>
          <table:table-cell table:formula="of:=[.$D$2]*[.A34]" office:value-type="float" office:value="153.9380400259" calcext:value-type="float">
            <text:p>153.9380400259</text:p>
          </table:table-cell>
          <table:table-cell table:formula="of:= (([.$F$3]/10)*[.C34]*[.$F$2]/([.$F$4]*100))/60" office:value-type="float" office:value="153.510590056454" calcext:value-type="float">
            <text:p>153.5105900565</text:p>
          </table:table-cell>
          <table:table-cell table:formula="of:= (([.$F$3]/10)*[.D34]*[.$F$2]/([.$F$4]*100))/60" office:value-type="float" office:value="143.196585677426" calcext:value-type="float">
            <text:p>143.1965856774</text:p>
          </table:table-cell>
          <table:table-cell table:formula="of:=([.F34]-[.E34])*[.$H$2]" office:value-type="float" office:value="-103.14004379028" calcext:value-type="float">
            <text:p>-103.14004379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*ACOS(([.$B$2]-[.A35])/[.$B$2])" office:value-type="float" office:value="4.57563660899392" calcext:value-type="float">
            <text:p>4.575636609</text:p>
          </table:table-cell>
          <table:table-cell table:formula="of:=[.$B$3]*( [.$B$2]^2*([.B35] - SIN([.B35]))/2)/1000000" office:value-type="float" office:value="170.467954854466" calcext:value-type="float">
            <text:p>170.4679548545</text:p>
          </table:table-cell>
          <table:table-cell table:formula="of:=[.$D$2]*[.A35]" office:value-type="float" office:value="159.435827169682" calcext:value-type="float">
            <text:p>159.4358271697</text:p>
          </table:table-cell>
          <table:table-cell table:formula="of:= (([.$F$3]/10)*[.C35]*[.$F$2]/([.$F$4]*100))/60" office:value-type="float" office:value="158.573079782399" calcext:value-type="float">
            <text:p>158.5730797824</text:p>
          </table:table-cell>
          <table:table-cell table:formula="of:= (([.$F$3]/10)*[.D35]*[.$F$2]/([.$F$4]*100))/60" office:value-type="float" office:value="148.31074945162" calcext:value-type="float">
            <text:p>148.3107494516</text:p>
          </table:table-cell>
          <table:table-cell table:formula="of:=([.F35]-[.E35])*[.$H$2]" office:value-type="float" office:value="-102.623303307795" calcext:value-type="float">
            <text:p>-102.62330330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ACOS(([.$B$2]-[.A36])/[.$B$2])" office:value-type="float" office:value="4.73279856055886" calcext:value-type="float">
            <text:p>4.7327985606</text:p>
          </table:table-cell>
          <table:table-cell table:formula="of:=[.$B$3]*( [.$B$2]^2*([.B36] - SIN([.B36]))/2)/1000000" office:value-type="float" office:value="175.560577701905" calcext:value-type="float">
            <text:p>175.5605777019</text:p>
          </table:table-cell>
          <table:table-cell table:formula="of:=[.$D$2]*[.A36]" office:value-type="float" office:value="164.933614313464" calcext:value-type="float">
            <text:p>164.9336143135</text:p>
          </table:table-cell>
          <table:table-cell table:formula="of:= (([.$F$3]/10)*[.C36]*[.$F$2]/([.$F$4]*100))/60" office:value-type="float" office:value="163.310350724483" calcext:value-type="float">
            <text:p>163.3103507245</text:p>
          </table:table-cell>
          <table:table-cell table:formula="of:= (([.$F$3]/10)*[.D36]*[.$F$2]/([.$F$4]*100))/60" office:value-type="float" office:value="153.424913225814" calcext:value-type="float">
            <text:p>153.4249132258</text:p>
          </table:table-cell>
          <table:table-cell table:formula="of:=([.F36]-[.E36])*[.$H$2]" office:value-type="float" office:value="-98.854374986696" calcext:value-type="float">
            <text:p>-98.854374986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*ACOS(([.$B$2]-[.A37])/[.$B$2])" office:value-type="float" office:value="4.90375899923836" calcext:value-type="float">
            <text:p>4.9037589992</text:p>
          </table:table-cell>
          <table:table-cell table:formula="of:=[.$B$3]*( [.$B$2]^2*([.B37] - SIN([.B37]))/2)/1000000" office:value-type="float" office:value="180.243546910957" calcext:value-type="float">
            <text:p>180.243546911</text:p>
          </table:table-cell>
          <table:table-cell table:formula="of:=[.$D$2]*[.A37]" office:value-type="float" office:value="170.431401457246" calcext:value-type="float">
            <text:p>170.4314014572</text:p>
          </table:table-cell>
          <table:table-cell table:formula="of:= (([.$F$3]/10)*[.C37]*[.$F$2]/([.$F$4]*100))/60" office:value-type="float" office:value="167.666552748726" calcext:value-type="float">
            <text:p>167.6665527487</text:p>
          </table:table-cell>
          <table:table-cell table:formula="of:= (([.$F$3]/10)*[.D37]*[.$F$2]/([.$F$4]*100))/60" office:value-type="float" office:value="158.539077000007" calcext:value-type="float">
            <text:p>158.539077</text:p>
          </table:table-cell>
          <table:table-cell table:formula="of:=([.F37]-[.E37])*[.$H$2]" office:value-type="float" office:value="-91.274757487185" calcext:value-type="float">
            <text:p>-91.27475748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*ACOS(([.$B$2]-[.A38])/[.$B$2])" office:value-type="float" office:value="5.09469524179118" calcext:value-type="float">
            <text:p>5.0946952418</text:p>
          </table:table-cell>
          <table:table-cell table:formula="of:=[.$B$3]*( [.$B$2]^2*([.B38] - SIN([.B38]))/2)/1000000" office:value-type="float" office:value="184.43912279614" calcext:value-type="float">
            <text:p>184.4391227961</text:p>
          </table:table-cell>
          <table:table-cell table:formula="of:=[.$D$2]*[.A38]" office:value-type="float" office:value="175.929188601028" calcext:value-type="float">
            <text:p>175.929188601</text:p>
          </table:table-cell>
          <table:table-cell table:formula="of:= (([.$F$3]/10)*[.C38]*[.$F$2]/([.$F$4]*100))/60" office:value-type="float" office:value="171.569370672142" calcext:value-type="float">
            <text:p>171.5693706721</text:p>
          </table:table-cell>
          <table:table-cell table:formula="of:= (([.$F$3]/10)*[.D38]*[.$F$2]/([.$F$4]*100))/60" office:value-type="float" office:value="163.653240774201" calcext:value-type="float">
            <text:p>163.6532407742</text:p>
          </table:table-cell>
          <table:table-cell table:formula="of:=([.F38]-[.E38])*[.$H$2]" office:value-type="float" office:value="-79.1612989794126" calcext:value-type="float">
            <text:p>-79.161298979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*ACOS(([.$B$2]-[.A39])/[.$B$2])" office:value-type="float" office:value="5.31765346052812" calcext:value-type="float">
            <text:p>5.3176534605</text:p>
          </table:table-cell>
          <table:table-cell table:formula="of:=[.$B$3]*( [.$B$2]^2*([.B39] - SIN([.B39]))/2)/1000000" office:value-type="float" office:value="188.037656283045" calcext:value-type="float">
            <text:p>188.037656283</text:p>
          </table:table-cell>
          <table:table-cell table:formula="of:=[.$D$2]*[.A39]" office:value-type="float" office:value="181.426975744811" calcext:value-type="float">
            <text:p>181.4269757448</text:p>
          </table:table-cell>
          <table:table-cell table:formula="of:= (([.$F$3]/10)*[.C39]*[.$F$2]/([.$F$4]*100))/60" office:value-type="float" office:value="174.916806489073" calcext:value-type="float">
            <text:p>174.9168064891</text:p>
          </table:table-cell>
          <table:table-cell table:formula="of:= (([.$F$3]/10)*[.D39]*[.$F$2]/([.$F$4]*100))/60" office:value-type="float" office:value="168.767404548395" calcext:value-type="float">
            <text:p>168.7674045484</text:p>
          </table:table-cell>
          <table:table-cell table:formula="of:=([.F39]-[.E39])*[.$H$2]" office:value-type="float" office:value="-61.4940194067776" calcext:value-type="float">
            <text:p>-61.494019406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*ACOS(([.$B$2]-[.A40])/[.$B$2])" office:value-type="float" office:value="5.60380015484489" calcext:value-type="float">
            <text:p>5.6038001548</text:p>
          </table:table-cell>
          <table:table-cell table:formula="of:=[.$B$3]*( [.$B$2]^2*([.B40] - SIN([.B40]))/2)/1000000" office:value-type="float" office:value="190.858520995114" calcext:value-type="float">
            <text:p>190.8585209951</text:p>
          </table:table-cell>
          <table:table-cell table:formula="of:=[.$D$2]*[.A40]" office:value-type="float" office:value="186.924762888593" calcext:value-type="float">
            <text:p>186.9247628886</text:p>
          </table:table-cell>
          <table:table-cell table:formula="of:= (([.$F$3]/10)*[.C40]*[.$F$2]/([.$F$4]*100))/60" office:value-type="float" office:value="177.540837530122" calcext:value-type="float">
            <text:p>177.5408375301</text:p>
          </table:table-cell>
          <table:table-cell table:formula="of:= (([.$F$3]/10)*[.D40]*[.$F$2]/([.$F$4]*100))/60" office:value-type="float" office:value="173.881568322589" calcext:value-type="float">
            <text:p>173.8815683226</text:p>
          </table:table-cell>
          <table:table-cell table:formula="of:=([.F40]-[.E40])*[.$H$2]" office:value-type="float" office:value="-36.5926920753324" calcext:value-type="float">
            <text:p>-36.592692075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*ACOS(([.$B$2]-[.A41])/[.$B$2])" office:value-type="float" office:value="6.28318530717959" calcext:value-type="float">
            <text:p>6.2831853072</text:p>
          </table:table-cell>
          <table:table-cell table:formula="of:=[.$B$3]*( [.$B$2]^2*([.B41] - SIN([.B41]))/2)/1000000" office:value-type="float" office:value="192.422550032375" calcext:value-type="float">
            <text:p>192.4225500324</text:p>
          </table:table-cell>
          <table:table-cell table:formula="of:=[.$D$2]*[.A41]" office:value-type="float" office:value="192.422550032375" calcext:value-type="float">
            <text:p>192.4225500324</text:p>
          </table:table-cell>
          <table:table-cell table:formula="of:= (([.$F$3]/10)*[.C41]*[.$F$2]/([.$F$4]*100))/60" office:value-type="float" office:value="178.995732096782" calcext:value-type="float">
            <text:p>178.9957320968</text:p>
          </table:table-cell>
          <table:table-cell table:formula="of:= (([.$F$3]/10)*[.D41]*[.$F$2]/([.$F$4]*100))/60" office:value-type="float" office:value="178.995732096782" calcext:value-type="float">
            <text:p>178.9957320968</text:p>
          </table:table-cell>
          <table:table-cell table:formula="of:=([.F41]-[.E41])*[.$H$2]" office:value-type="float" office:value="0" calcext:value-type="float">
            <text:p>0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9.99cm" svg:height="13.228cm" svg:x="4.653cm" svg:y="0.293cm">
            <draw:object draw:notify-on-update-of-ranges="Sheet2.B13:Sheet2.B39 Sheet2.B3:Sheet2.B3 Sheet2.A13:Sheet2.A39 Sheet2.B4:Sheet2.B12 Sheet2.A4:Sheet2.A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vel Sensor Calibr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vel (mm)</text:p>
          </table:table-cell>
          <table:table-cell table:number-columns-repeated="2" office:value-type="string" calcext:value-type="string">
            <text:p>Code</text:p>
          </table:table-cell>
          <table:table-cell/>
        </table:table-row>
        <table:table-row table:style-name="ro1">
          <table:table-cell table:formula="of:=[.B4]*87/50-316" office:value-type="float" office:value="5.89999999999998" calcext:value-type="float">
            <text:p>5.9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formula="of:=[.B5]*87/50-316" office:value-type="float" office:value="42.44" calcext:value-type="float">
            <text:p>42.4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formula="of:=[.B6]*87/50-316" office:value-type="float" office:value="94.64" calcext:value-type="float">
            <text:p>94.6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formula="of:=[.B7]*87/50-316" office:value-type="float" office:value="146.84" calcext:value-type="float">
            <text:p>146.8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[.B8]*87/50-316" office:value-type="float" office:value="193.82" calcext:value-type="float">
            <text:p>193.8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formula="of:=[.B9]*87/50-316" office:value-type="float" office:value="246.02" calcext:value-type="float">
            <text:p>246.02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formula="of:=[.B10]*87/50-316" office:value-type="float" office:value="298.22" calcext:value-type="float">
            <text:p>298.22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formula="of:=[.B11]*87/50-316" office:value-type="float" office:value="348.68" calcext:value-type="float">
            <text:p>348.6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table:formula="of:=[.B12]*87/50-316" office:value-type="float" office:value="402.62" calcext:value-type="float">
            <text:p>402.62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nverse</text:p>
          </table:table-cell>
          <table:table-cell table:formula="of:=181.670356452/0.573445192" office:value-type="float" office:value="316.805091378288" calcext:value-type="float">
            <text:p>316.8050913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20:04:43.093714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5:10:41.428652827</meta:creation-date>
    <dc:date>2014-08-19T20:06:47.923029658</dc:date>
    <meta:editing-duration>PT1M10S</meta:editing-duration>
    <meta:editing-cycles>2</meta:editing-cycles>
    <meta:generator>LibreOffice/4.2.4.2$Linux_x86 LibreOffice_project/420m0$Build-2</meta:generator>
    <meta:document-statistic meta:table-count="2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1cm" svg:height="13.229cm" xlink:href=".." xlink:type="simple" chart:class="chart:scatter" chart:style-name="ch1">
        <chart:title svg:x="6.432cm" svg:y="0.4cm" chart:style-name="ch2">
          <text:p>Level VS Code for pressure sensor</text:p>
        </chart:title>
        <chart:plot-area chart:style-name="ch3" table:cell-range-address="Sheet2.A13:Sheet2.B39 Sheet2.B3:Sheet2.B3 Sheet2.A4:Sheet2.A12" chart:data-source-has-labels="row" svg:x="1.41cm" svg:y="1.997cm" svg:width="17.783cm" svg:height="9.987cm">
          <chartooo:coordinate-region svg:x="2.217cm" svg:y="2.196cm" svg:width="16.696cm" svg:height="9.141cm"/>
          <chart:axis chart:dimension="x" chart:name="primary-x" chart:style-name="ch4">
            <chart:title svg:x="9.847cm" svg:y="12.248cm" chart:style-name="ch5">
              <text:p>Level</text:p>
            </chart:title>
            <chart:grid chart:style-name="ch6" chart:class="major"/>
          </chart:axis>
          <chart:axis chart:dimension="y" chart:name="primary-y" chart:style-name="ch4">
            <chart:title svg:x="0.451cm" svg:y="7.444cm" chart:style-name="ch7">
              <text:p>Code</text:p>
            </chart:title>
            <chart:grid chart:style-name="ch6" chart:class="major"/>
          </chart:axis>
          <chart:series chart:style-name="ch8" chart:values-cell-range-address="Sheet2.A13:Sheet2.A39" chart:label-cell-address="Sheet2.B3:Sheet2.B3" chart:class="chart:scatter">
            <chart:domain table:cell-range-address="Sheet2.B13:Sheet2.B39"/>
            <chart:regression-curve chart:style-name="ch9">
              <chart:equation chart:display-equation="true" chart:display-r-square="true" svg:x="1.436cm" svg:y="1.207cm"/>
            </chart:regression-curve>
            <chart:data-point chart:repeated="27"/>
          </chart:series>
          <chart:series chart:style-name="ch10" chart:values-cell-range-address="Sheet2.A4:Sheet2.A12" chart:class="chart:scatter">
            <chart:domain table:cell-range-address="Sheet2.B4:Sheet2.B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de</text:p>
                <draw:g>
                  <svg:desc>Sheet2.B3:Sheet2.B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">
                <text:p>193</text:p>
                <draw:g>
                  <svg:desc>Sheet2.B13:Sheet2.B39</svg:desc>
                </draw:g>
              </table:table-cell>
              <table:table-cell office:value-type="float" office:value="0">
                <text:p>0</text:p>
                <draw:g>
                  <svg:desc>Sheet2.A13:Sheet2.A39</svg:desc>
                </draw:g>
              </table:table-cell>
              <table:table-cell office:value-type="float" office:value="185">
                <text:p>185</text:p>
                <draw:g>
                  <svg:desc>Sheet2.B4:Sheet2.B12</svg:desc>
                </draw:g>
              </table:table-cell>
              <table:table-cell office:value-type="float" office:value="5.89999999999998">
                <text:p>5.89999999999998</text:p>
                <draw:g>
                  <svg:desc>Sheet2.A4:Sheet2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206">
                <text:p>206</text:p>
              </table:table-cell>
              <table:table-cell office:value-type="float" office:value="42.44">
                <text:p>4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  <table:table-cell office:value-type="float" office:value="266">
                <text:p>266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">
                <text:p>296</text:p>
              </table:table-cell>
              <table:table-cell office:value-type="float" office:value="200">
                <text:p>200</text:p>
              </table:table-cell>
              <table:table-cell office:value-type="float" office:value="293">
                <text:p>293</text:p>
              </table:table-cell>
              <table:table-cell office:value-type="float" office:value="193.82">
                <text:p>19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">
                <text:p>325</text:p>
              </table:table-cell>
              <table:table-cell office:value-type="float" office:value="250">
                <text:p>250</text:p>
              </table:table-cell>
              <table:table-cell office:value-type="float" office:value="323">
                <text:p>323</text:p>
              </table:table-cell>
              <table:table-cell office:value-type="float" office:value="246.02">
                <text:p>246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353">
                <text:p>353</text:p>
              </table:table-cell>
              <table:table-cell office:value-type="float" office:value="298.22">
                <text:p>29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350">
                <text:p>350</text:p>
              </table:table-cell>
              <table:table-cell office:value-type="float" office:value="382">
                <text:p>382</text:p>
              </table:table-cell>
              <table:table-cell office:value-type="float" office:value="348.68">
                <text:p>348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">
                <text:p>414</text:p>
              </table:table-cell>
              <table:table-cell office:value-type="float" office:value="400">
                <text:p>400</text:p>
              </table:table-cell>
              <table:table-cell office:value-type="float" office:value="413">
                <text:p>413</text:p>
              </table:table-cell>
              <table:table-cell office:value-type="float" office:value="402.62">
                <text:p>402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">
                <text:p>26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">
                <text:p>297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">
                <text:p>3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">
                <text:p>38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">
                <text:p>266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2">
                <text:p>38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65cm" svg:height="16.505cm" xlink:href=".." xlink:type="simple" chart:class="chart:scatter" chart:style-name="ch1">
        <chart:title svg:x="-1.459cm" svg:y="0.466cm" chart:style-name="ch2">
          <text:p>Volume, linear approximation of volume, and TimeToHot difference as a function of level in a horizontal cylendrical tank</text:p>
        </chart:title>
        <chart:subtitle svg:x="6.796cm" svg:y="1.601cm" chart:style-name="ch3">
          <text:p>Tank radius 175mm and length 2000mm</text:p>
        </chart:subtitle>
        <chart:legend chart:legend-position="end" svg:x="15.642cm" svg:y="7.455cm" style:legend-expansion="high" chart:style-name="ch4"/>
        <chart:plot-area chart:style-name="ch5" table:cell-range-address="Sheet1.A6:Sheet1.A41 Sheet1.C5:Sheet1.D41 Sheet1.G5:Sheet1.G41" chart:data-source-has-labels="row" svg:x="0.863cm" svg:y="2.97cm" svg:width="13.954cm" svg:height="12.224cm">
          <chartooo:coordinate-region svg:x="1.775cm" svg:y="3.17cm" svg:width="12.762cm" svg:height="11.825cm"/>
          <chart:axis chart:dimension="x" chart:name="primary-x" chart:style-name="ch6">
            <chart:title svg:x="5.772cm" svg:y="15.524cm" chart:style-name="ch7">
              <text:p>Tank level from bottom (mm)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C41" chart:label-cell-address="Sheet1.C5:Sheet1.C5" chart:class="chart:scatter">
            <chart:domain table:cell-range-address="Sheet1.A6:Sheet1.A41"/>
            <chart:data-point chart:repeated="36"/>
          </chart:series>
          <chart:series chart:style-name="ch10" chart:values-cell-range-address="Sheet1.D6:Sheet1.D41" chart:label-cell-address="Sheet1.D5:Sheet1.D5" chart:class="chart:scatter">
            <chart:data-point chart:repeated="36"/>
          </chart:series>
          <chart:series chart:style-name="ch11" chart:values-cell-range-address="Sheet1.G6:Sheet1.G41" chart:label-cell-address="Sheet1.G5:Sheet1.G5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(L)</text:p>
                <draw:g>
                  <svg:desc>Sheet1.C5:Sheet1.C5</svg:desc>
                </draw:g>
              </table:table-cell>
              <table:table-cell office:value-type="string">
                <text:p>Linear</text:p>
                <draw:g>
                  <svg:desc>Sheet1.D5:Sheet1.D5</svg:desc>
                </draw:g>
              </table:table-cell>
              <table:table-cell office:value-type="string">
                <text:p>Difference (minutes *10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41</svg:desc>
                </draw:g>
              </table:table-cell>
              <table:table-cell office:value-type="float" office:value="0">
                <text:p>0</text:p>
                <draw:g>
                  <svg:desc>Sheet1.C6:Sheet1.C41</svg:desc>
                </draw:g>
              </table:table-cell>
              <table:table-cell office:value-type="float" office:value="0">
                <text:p>0</text:p>
                <draw:g>
                  <svg:desc>Sheet1.D6:Sheet1.D41</svg:desc>
                </draw:g>
              </table:table-cell>
              <table:table-cell office:value-type="float" office:value="0">
                <text:p>0</text:p>
                <draw:g>
                  <svg:desc>Sheet1.G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56402903726053">
                <text:p>1.56402903726053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36.5926920753321">
                <text:p>36.5926920753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38489374932974">
                <text:p>4.38489374932974</text:p>
              </table:table-cell>
              <table:table-cell office:value-type="float" office:value="10.9955742875643">
                <text:p>10.9955742875643</text:p>
              </table:table-cell>
              <table:table-cell office:value-type="float" office:value="61.4940194067773">
                <text:p>61.494019406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.98342723623516">
                <text:p>7.98342723623516</text:p>
              </table:table-cell>
              <table:table-cell office:value-type="float" office:value="16.4933614313464">
                <text:p>16.4933614313464</text:p>
              </table:table-cell>
              <table:table-cell office:value-type="float" office:value="79.1612989794127">
                <text:p>79.161298979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.1790031214179">
                <text:p>12.1790031214179</text:p>
              </table:table-cell>
              <table:table-cell office:value-type="float" office:value="21.9911485751286">
                <text:p>21.9911485751286</text:p>
              </table:table-cell>
              <table:table-cell office:value-type="float" office:value="91.2747574871843">
                <text:p>91.27475748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.8619723304699">
                <text:p>16.8619723304699</text:p>
              </table:table-cell>
              <table:table-cell office:value-type="float" office:value="27.4889357189107">
                <text:p>27.4889357189107</text:p>
              </table:table-cell>
              <table:table-cell office:value-type="float" office:value="98.8543749866959">
                <text:p>98.8543749866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9545951779084">
                <text:p>21.9545951779084</text:p>
              </table:table-cell>
              <table:table-cell office:value-type="float" office:value="32.9867228626928">
                <text:p>32.9867228626928</text:p>
              </table:table-cell>
              <table:table-cell office:value-type="float" office:value="102.623303307795">
                <text:p>102.623303307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7.3968321025988">
                <text:p>27.3968321025988</text:p>
              </table:table-cell>
              <table:table-cell office:value-type="float" office:value="38.484510006475">
                <text:p>38.484510006475</text:p>
              </table:table-cell>
              <table:table-cell office:value-type="float" office:value="103.14004379028">
                <text:p>103.14004379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3.1396704816073">
                <text:p>33.1396704816073</text:p>
              </table:table-cell>
              <table:table-cell office:value-type="float" office:value="43.9822971502571">
                <text:p>43.9822971502571</text:p>
              </table:table-cell>
              <table:table-cell office:value-type="float" office:value="100.860522744373">
                <text:p>100.860522744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9.1414923567538">
                <text:p>39.1414923567538</text:p>
              </table:table-cell>
              <table:table-cell office:value-type="float" office:value="49.4800842940392">
                <text:p>49.4800842940392</text:p>
              </table:table-cell>
              <table:table-cell office:value-type="float" office:value="96.171879665504">
                <text:p>96.171879665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5.3658911154142">
                <text:p>45.3658911154142</text:p>
              </table:table-cell>
              <table:table-cell office:value-type="float" office:value="54.9778714378214">
                <text:p>54.9778714378214</text:p>
              </table:table-cell>
              <table:table-cell office:value-type="float" office:value="89.4127769546589">
                <text:p>89.4127769546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1.7802596731325">
                <text:p>51.7802596731325</text:p>
              </table:table-cell>
              <table:table-cell office:value-type="float" office:value="60.4756585816035">
                <text:p>60.4756585816035</text:p>
              </table:table-cell>
              <table:table-cell office:value-type="float" office:value="80.8865329574664">
                <text:p>80.886532957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8.3548234121744">
                <text:p>58.3548234121744</text:p>
              </table:table-cell>
              <table:table-cell office:value-type="float" office:value="65.9734457253857">
                <text:p>65.9734457253857</text:p>
              </table:table-cell>
              <table:table-cell office:value-type="float" office:value="70.870117784672">
                <text:p>70.870117784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5.0619449896719">
                <text:p>65.0619449896719</text:p>
              </table:table-cell>
              <table:table-cell office:value-type="float" office:value="71.4712328691678">
                <text:p>71.4712328691678</text:p>
              </table:table-cell>
              <table:table-cell office:value-type="float" office:value="59.6206201412667">
                <text:p>59.620620141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71.8756026281421">
                <text:p>71.8756026281421</text:p>
              </table:table-cell>
              <table:table-cell office:value-type="float" office:value="76.9690200129499">
                <text:p>76.9690200129499</text:p>
              </table:table-cell>
              <table:table-cell office:value-type="float" office:value="47.3801003840123">
                <text:p>47.380100384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78.7709823828894">
                <text:p>78.7709823828894</text:p>
              </table:table-cell>
              <table:table-cell office:value-type="float" office:value="82.4668071567321">
                <text:p>82.4668071567321</text:p>
              </table:table-cell>
              <table:table-cell office:value-type="float" office:value="34.3793833406788">
                <text:p>34.3793833406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85.7241463654525">
                <text:p>85.7241463654525</text:p>
              </table:table-cell>
              <table:table-cell office:value-type="float" office:value="87.9645943005142">
                <text:p>87.9645943005142</text:p>
              </table:table-cell>
              <table:table-cell office:value-type="float" office:value="20.8411445692629">
                <text:p>20.8411445692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2.7117512649896">
                <text:p>92.7117512649896</text:p>
              </table:table-cell>
              <table:table-cell office:value-type="float" office:value="93.4623814442963">
                <text:p>93.4623814442963</text:p>
              </table:table-cell>
              <table:table-cell office:value-type="float" office:value="6.98252873461726">
                <text:p>6.98252873461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9.7107987673852">
                <text:p>99.7107987673852</text:p>
              </table:table-cell>
              <table:table-cell office:value-type="float" office:value="98.9601685880785">
                <text:p>98.9601685880785</text:p>
              </table:table-cell>
              <table:table-cell office:value-type="float" office:value="-6.98252873461726">
                <text:p>-6.9825287346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6.698403666922">
                <text:p>106.698403666922</text:p>
              </table:table-cell>
              <table:table-cell office:value-type="float" office:value="104.457955731861">
                <text:p>104.457955731861</text:p>
              </table:table-cell>
              <table:table-cell office:value-type="float" office:value="-20.841144569263">
                <text:p>-20.84114456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3.651567649485">
                <text:p>113.651567649485</text:p>
              </table:table-cell>
              <table:table-cell office:value-type="float" office:value="109.955742875643">
                <text:p>109.955742875643</text:p>
              </table:table-cell>
              <table:table-cell office:value-type="float" office:value="-34.3793833406788">
                <text:p>-34.3793833406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20.546947404233">
                <text:p>120.546947404233</text:p>
              </table:table-cell>
              <table:table-cell office:value-type="float" office:value="115.453530019425">
                <text:p>115.453530019425</text:p>
              </table:table-cell>
              <table:table-cell office:value-type="float" office:value="-47.3801003840127">
                <text:p>-47.3801003840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7.360605042703">
                <text:p>127.360605042703</text:p>
              </table:table-cell>
              <table:table-cell office:value-type="float" office:value="120.951317163207">
                <text:p>120.951317163207</text:p>
              </table:table-cell>
              <table:table-cell office:value-type="float" office:value="-59.6206201412667">
                <text:p>-59.6206201412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34.0677266202">
                <text:p>134.0677266202</text:p>
              </table:table-cell>
              <table:table-cell office:value-type="float" office:value="126.449104306989">
                <text:p>126.449104306989</text:p>
              </table:table-cell>
              <table:table-cell office:value-type="float" office:value="-70.8701177846721">
                <text:p>-70.870117784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40.642290359242">
                <text:p>140.642290359242</text:p>
              </table:table-cell>
              <table:table-cell office:value-type="float" office:value="131.946891450771">
                <text:p>131.946891450771</text:p>
              </table:table-cell>
              <table:table-cell office:value-type="float" office:value="-80.8865329574662">
                <text:p>-80.8865329574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47.056658916961">
                <text:p>147.056658916961</text:p>
              </table:table-cell>
              <table:table-cell office:value-type="float" office:value="137.444678594553">
                <text:p>137.444678594553</text:p>
              </table:table-cell>
              <table:table-cell office:value-type="float" office:value="-89.4127769546593">
                <text:p>-89.412776954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53.281057675621">
                <text:p>153.281057675621</text:p>
              </table:table-cell>
              <table:table-cell office:value-type="float" office:value="142.942465738336">
                <text:p>142.942465738336</text:p>
              </table:table-cell>
              <table:table-cell office:value-type="float" office:value="-96.171879665504">
                <text:p>-96.171879665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59.282879550768">
                <text:p>159.282879550768</text:p>
              </table:table-cell>
              <table:table-cell office:value-type="float" office:value="148.440252882118">
                <text:p>148.440252882118</text:p>
              </table:table-cell>
              <table:table-cell office:value-type="float" office:value="-100.860522744374">
                <text:p>-100.860522744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65.025717929776">
                <text:p>165.025717929776</text:p>
              </table:table-cell>
              <table:table-cell office:value-type="float" office:value="153.9380400259">
                <text:p>153.9380400259</text:p>
              </table:table-cell>
              <table:table-cell office:value-type="float" office:value="-103.14004379028">
                <text:p>-103.14004379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70.467954854466">
                <text:p>170.467954854466</text:p>
              </table:table-cell>
              <table:table-cell office:value-type="float" office:value="159.435827169682">
                <text:p>159.435827169682</text:p>
              </table:table-cell>
              <table:table-cell office:value-type="float" office:value="-102.623303307795">
                <text:p>-102.623303307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75.560577701905">
                <text:p>175.560577701905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-98.854374986696">
                <text:p>-98.854374986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80.243546910957">
                <text:p>180.243546910957</text:p>
              </table:table-cell>
              <table:table-cell office:value-type="float" office:value="170.431401457246">
                <text:p>170.431401457246</text:p>
              </table:table-cell>
              <table:table-cell office:value-type="float" office:value="-91.274757487185">
                <text:p>-91.274757487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84.43912279614">
                <text:p>184.43912279614</text:p>
              </table:table-cell>
              <table:table-cell office:value-type="float" office:value="175.929188601028">
                <text:p>175.929188601028</text:p>
              </table:table-cell>
              <table:table-cell office:value-type="float" office:value="-79.1612989794126">
                <text:p>-79.1612989794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88.037656283045">
                <text:p>188.037656283045</text:p>
              </table:table-cell>
              <table:table-cell office:value-type="float" office:value="181.426975744811">
                <text:p>181.426975744811</text:p>
              </table:table-cell>
              <table:table-cell office:value-type="float" office:value="-61.4940194067776">
                <text:p>-61.4940194067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90.858520995114">
                <text:p>190.858520995114</text:p>
              </table:table-cell>
              <table:table-cell office:value-type="float" office:value="186.924762888593">
                <text:p>186.924762888593</text:p>
              </table:table-cell>
              <table:table-cell office:value-type="float" office:value="-36.5926920753324">
                <text:p>-36.592692075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